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2dfb" officeooo:paragraph-rsid="00062dfb"/>
    </style:style>
    <style:style style:name="P2" style:family="paragraph" style:parent-style-name="Header">
      <style:text-properties officeooo:rsid="00062dfb" officeooo:paragraph-rsid="0020fca9"/>
    </style:style>
    <style:style style:name="P3" style:family="paragraph" style:parent-style-name="Header">
      <style:text-properties officeooo:rsid="0021ea57" officeooo:paragraph-rsid="0021ea57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5" style:family="paragraph" style:parent-style-name="Standard">
      <style:paragraph-properties fo:text-align="justify" style:justify-single-word="false"/>
      <style:text-properties fo:language="fr" fo:country="FR" officeooo:rsid="000470e1" officeooo:paragraph-rsid="000470e1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7" style:family="paragraph" style:parent-style-name="Standard">
      <style:paragraph-properties fo:text-align="justify" style:justify-single-word="false"/>
      <style:text-properties fo:language="fr" fo:country="FR" style:text-underline-style="none" officeooo:rsid="000b3536" officeooo:paragraph-rsid="000b3536"/>
    </style:style>
    <style:style style:name="P8" style:family="paragraph" style:parent-style-name="Standard">
      <style:paragraph-properties fo:text-align="justify" style:justify-single-word="false"/>
      <style:text-properties fo:language="fr" fo:country="FR" style:text-underline-style="none" officeooo:rsid="0028d7f0" officeooo:paragraph-rsid="0028d7f0"/>
    </style:style>
    <style:style style:name="P9" style:family="paragraph" style:parent-style-name="Standard">
      <style:paragraph-properties fo:text-align="justify" style:justify-single-word="false"/>
      <style:text-properties fo:language="fr" fo:country="FR" style:text-underline-style="none" officeooo:rsid="004354df" officeooo:paragraph-rsid="004354df"/>
    </style:style>
    <style:style style:name="P10" style:family="paragraph" style:parent-style-name="Standard">
      <style:paragraph-properties fo:text-align="justify" style:justify-single-word="false"/>
      <style:text-properties fo:language="fr" fo:country="FR" style:text-underline-style="none" officeooo:rsid="00452b86" officeooo:paragraph-rsid="00452b86"/>
    </style:style>
    <style:style style:name="P11" style:family="paragraph" style:parent-style-name="Standard">
      <style:paragraph-properties fo:text-align="justify" style:justify-single-word="false"/>
      <style:text-properties fo:language="fr" fo:country="FR" style:text-underline-style="none" officeooo:rsid="004aec86" officeooo:paragraph-rsid="004aec86"/>
    </style:style>
    <style:style style:name="P12" style:family="paragraph" style:parent-style-name="Standard">
      <style:paragraph-properties fo:text-align="justify" style:justify-single-word="false"/>
      <style:text-properties fo:language="fr" fo:country="FR" style:text-underline-style="none" officeooo:rsid="004af9d5" officeooo:paragraph-rsid="004af9d5"/>
    </style:style>
    <style:style style:name="P13" style:family="paragraph" style:parent-style-name="Standard">
      <style:paragraph-properties fo:text-align="center" style:justify-single-word="false"/>
      <style:text-properties fo:font-size="18pt" fo:language="fr" fo:country="FR" fo:font-weight="bold" officeooo:rsid="000470e1" officeooo:paragraph-rsid="000470e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26f733" officeooo:paragraph-rsid="0026f733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26f733" officeooo:paragraph-rsid="00370c6c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0b3536" officeooo:paragraph-rsid="000b3536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0b3536" officeooo:paragraph-rsid="001ae90b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1ae90b" officeooo:paragraph-rsid="001ba44f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1ae90b" officeooo:paragraph-rsid="001ae90b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b928a" officeooo:paragraph-rsid="001ae90b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404781" officeooo:paragraph-rsid="00404781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eb378" officeooo:paragraph-rsid="003eb378"/>
    </style:style>
    <style:style style:name="P24" style:family="paragraph" style:parent-style-name="Standard">
      <style:paragraph-properties fo:text-align="justify" style:justify-single-word="false"/>
      <style:text-properties fo:language="fr" fo:country="FR" style:text-underline-style="none" officeooo:rsid="004aec86" officeooo:paragraph-rsid="004ea3fc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0b3536" officeooo:paragraph-rsid="001ba44f" style:font-size-asian="12pt" style:font-size-complex="12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119502" officeooo:paragraph-rsid="001ba44f" style:font-size-asian="12pt" style:font-size-complex="12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1d3839" officeooo:paragraph-rsid="001d3839" style:font-size-asian="12pt" style:font-size-complex="12pt"/>
    </style:style>
    <style:style style:name="T1" style:family="text">
      <style:text-properties officeooo:rsid="00204108"/>
    </style:style>
    <style:style style:name="T2" style:family="text">
      <style:text-properties officeooo:rsid="004782ee"/>
    </style:style>
    <style:style style:name="T3" style:family="text">
      <style:text-properties officeooo:rsid="0006ab37"/>
    </style:style>
    <style:style style:name="T4" style:family="text">
      <style:text-properties officeooo:rsid="0020fca9"/>
    </style:style>
    <style:style style:name="T5" style:family="text">
      <style:text-properties officeooo:rsid="0010507f"/>
    </style:style>
    <style:style style:name="T6" style:family="text">
      <style:text-properties officeooo:rsid="00062dfb"/>
    </style:style>
    <style:style style:name="T7" style:family="text">
      <style:text-properties officeooo:rsid="001a5e77"/>
    </style:style>
    <style:style style:name="T8" style:family="text">
      <style:text-properties style:font-name="Liberation Serif" fo:font-size="12pt" officeooo:rsid="00119502" style:font-size-asian="12pt" style:font-size-complex="12pt"/>
    </style:style>
    <style:style style:name="T9" style:family="text">
      <style:text-properties style:font-name="Liberation Serif" fo:font-size="12pt" officeooo:rsid="00379af6" style:font-size-asian="12pt" style:font-size-complex="12pt"/>
    </style:style>
    <style:style style:name="T10" style:family="text">
      <style:text-properties style:font-name="Liberation Serif" fo:font-size="12pt" officeooo:rsid="00387433" style:font-size-asian="12pt" style:font-size-complex="12pt"/>
    </style:style>
    <style:style style:name="T11" style:family="text">
      <style:text-properties style:font-name="Liberation Serif" fo:font-size="12pt" officeooo:rsid="0039c7ae" style:font-size-asian="12pt" style:font-size-complex="12pt"/>
    </style:style>
    <style:style style:name="T12" style:family="text">
      <style:text-properties style:font-name="Liberation Serif" fo:font-size="12pt" officeooo:rsid="003b345c" style:font-size-asian="12pt" style:font-size-complex="12pt"/>
    </style:style>
    <style:style style:name="T13" style:family="text">
      <style:text-properties style:font-name="Liberation Serif" fo:font-size="12pt" officeooo:rsid="003d0aac" style:font-size-asian="12pt" style:font-size-complex="12pt"/>
    </style:style>
    <style:style style:name="T14" style:family="text">
      <style:text-properties style:font-name="Liberation Serif" fo:font-size="12pt" officeooo:rsid="003d92ec" style:font-size-asian="12pt" style:font-size-complex="12pt"/>
    </style:style>
    <style:style style:name="T15" style:family="text">
      <style:text-properties style:font-name="Liberation Serif" fo:font-size="12pt" officeooo:rsid="003dd97d" style:font-size-asian="12pt" style:font-size-complex="12pt"/>
    </style:style>
    <style:style style:name="T16" style:family="text">
      <style:text-properties officeooo:rsid="0026b2bc"/>
    </style:style>
    <style:style style:name="T17" style:family="text">
      <style:text-properties officeooo:rsid="00370c6c"/>
    </style:style>
    <style:style style:name="T18" style:family="text">
      <style:text-properties officeooo:rsid="00379af6"/>
    </style:style>
    <style:style style:name="T19" style:family="text">
      <style:text-properties officeooo:rsid="00387433"/>
    </style:style>
    <style:style style:name="T20" style:family="text">
      <style:text-properties officeooo:rsid="003b345c"/>
    </style:style>
    <style:style style:name="T21" style:family="text">
      <style:text-properties officeooo:rsid="003e26a9"/>
    </style:style>
    <style:style style:name="T22" style:family="text">
      <style:text-properties officeooo:rsid="00463c9f"/>
    </style:style>
    <style:style style:name="T23" style:family="text">
      <style:text-properties officeooo:rsid="004dc49d"/>
    </style:style>
    <style:style style:name="T24" style:family="text">
      <style:text-properties officeooo:rsid="004ea3f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13">TP<text:span text:style-name="T2">6</text:span></text:p>
      <text:p text:style-name="P5"/>
      <text:p text:style-name="P6">Architecture : </text:p>
      <text:p text:style-name="P6"/>
      <text:list xml:id="list7247382916317986527" text:style-name="L1">
        <text:list-item>
          <text:p text:style-name="P15">config.h : contient le nombre magique 10</text:p>
          <text:p text:style-name="P15"/>
        </text:list-item>
        <text:list-item>
          <text:p text:style-name="P16">diskJoin : (.h et .c) : permet de faire <text:span text:style-name="T17">le nestedLoop dans chaque dossier</text:span></text:p>
          <text:p text:style-name="P17"/>
        </text:list-item>
        <text:list-item>
          <text:p text:style-name="P19"><text:span text:style-name="T18">generate : (.h et .c) : </text:span><text:span text:style-name="T9">permet de générer les fichiers pour le nestedLoop et pour le hash</text:span></text:p>
          <text:p text:style-name="P25"/>
        </text:list-item>
        <text:list-item>
          <text:p text:style-name="P19"><text:span text:style-name="T19">graceHashJoin : (.h et .c) : </text:span><text:span text:style-name="T10">permet de faire </text:span><text:span text:style-name="T11">les</text:span><text:span text:style-name="T10"> diskJoin pour le grace Hash Join</text:span></text:p>
          <text:p text:style-name="P26"/>
        </text:list-item>
        <text:list-item>
          <text:p text:style-name="P19"><text:span text:style-name="T20">inode : (.h et .c) :</text:span><text:span text:style-name="T8"> </text:span><text:span text:style-name="T12">permet de gérer les fichiers </text:span><text:span text:style-name="T13">(savoir combien il y en a dans un </text:span><text:span text:style-name="T15">répertoire</text:span><text:span text:style-name="T13">, </text:span><text:span text:style-name="T14">concatener le nom du fichier en fonction des dossiers, ...</text:span><text:span text:style-name="T13">)</text:span></text:p>
          <text:list>
            <text:list-header>
              <text:p text:style-name="P27"/>
            </text:list-header>
          </text:list>
        </text:list-item>
        <text:list-item>
          <text:p text:style-name="P21">inOut : (.h et .c) : permet de gérer l'écriture et la lecture dans les fichiers</text:p>
          <text:p text:style-name="P20"/>
        </text:list-item>
        <text:list-item>
          <text:p text:style-name="P15"><text:span text:style-name="T21">nestedLoop</text:span> : (.h et .c) : permet de <text:span text:style-name="T21">faire un nestedLoop entre deux blocks</text:span></text:p>
          <text:p text:style-name="P22"/>
        </text:list-item>
        <text:list-item>
          <text:p text:style-name="P23">tabGenerator : (.h et .c) : permet de générer les tableaux de 256 shorts avec 32 occurrences identiques</text:p>
          <text:p text:style-name="P20"/>
        </text:list-item>
        <text:list-item>
          <text:p text:style-name="P18"><text:span text:style-name="T7">m</text:span>ain.c : permettant de faire les appels des autres fonctions <text:span text:style-name="T16">en fonction du tp.</text:span></text:p>
        </text:list-item>
      </text:list>
      <text:p text:style-name="P7"/>
      <text:p text:style-name="P8"/>
      <text:p text:style-name="P9">Le découpage permet de réutiliser le même algorithme pour faire le nestedLoop pour le cas normal et pour faire le nestedLoop dans chaque dossier.</text:p>
      <text:p text:style-name="P9"/>
      <text:p text:style-name="P10">Le script compare.sh permet de comparer les deux fichiers obtenus pour avoir leur différence. Pour <text:span text:style-name="T22">l’exécution</text:span> $./compare.sh RS/RSN0.txt RSH/RSH0.txt.</text:p>
      <text:p text:style-name="P10"/>
      <text:p text:style-name="P11">Nous obtenons les résultats suivants :</text:p>
      <text:p text:style-name="P11"/>
      <text:p text:style-name="P11">Grace Hash : Read : 103 et Write : 1 </text:p>
      <text:p text:style-name="P11">Nested Loop : Read : 677 et Write : 4 </text:p>
      <text:p text:style-name="P11"/>
      <text:p text:style-name="P24">A<text:span text:style-name="T23">ucune</text:span> différence entre les output <text:span text:style-name="T23">pour le nested loop et le grace hash join avec u</text:span>n modulo de 10 dans la fonction de hash <text:span text:style-name="T23">(mais cela n'a pas d'importance). <text:s/>Le nombre de lecture pour le grace hash est un nombre moyen car cela dépend de la répartition des nombres...</text:span></text:p>
      <text:p text:style-name="P11"/>
      <text:p text:style-name="P12">Le nombre de lecture n'est pas optimal, et mettant un modulo de 40, le nombre de lecture descend à 20 !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dfb" officeooo:paragraph-rsid="00062dfb"/>
    </style:style>
    <style:style style:name="MP2" style:family="paragraph" style:parent-style-name="Header">
      <style:text-properties officeooo:rsid="00062dfb" officeooo:paragraph-rsid="0020fca9"/>
    </style:style>
    <style:style style:name="MP3" style:family="paragraph" style:parent-style-name="Header">
      <style:text-properties officeooo:rsid="0021ea57" officeooo:paragraph-rsid="0021ea57"/>
    </style:style>
    <style:style style:name="M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204108"/>
    </style:style>
    <style:style style:name="MT2" style:family="text">
      <style:text-properties officeooo:rsid="004782ee"/>
    </style:style>
    <style:style style:name="MT3" style:family="text">
      <style:text-properties officeooo:rsid="0006ab37"/>
    </style:style>
    <style:style style:name="MT4" style:family="text">
      <style:text-properties officeooo:rsid="0020fca9"/>
    </style:style>
    <style:style style:name="MT5" style:family="text">
      <style:text-properties officeooo:rsid="0010507f"/>
    </style:style>
    <style:style style:name="MT6" style:family="text">
      <style:text-properties officeooo:rsid="00062d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BEZ Samuel &amp; </text:span>JACQUETTE Pierrick<text:tab/><text:tab/>TP n°<text:span text:style-name="MT2">6</text:span> <text:span text:style-name="MT3">du 17/11/2017</text:span> </text:p>
        <text:p text:style-name="MP2"><text:span text:style-name="MT4">samuel.elbe@gmail.com <text:s/>&amp; pierrick.jacquette@gmail.com</text:span><text:tab/><text:span text:style-name="MT2">Grace Hash Join</text:span> </text:p>
        <text:p text:style-name="MP3">21200353 &amp; 21305551</text:p>
      </style:header>
      <style:footer>
        <text:p text:style-name="MP4">Conception <text:span text:style-name="MT5">Av</text:span>ancée de Bases de Données<text:tab/><text:tab/><text:tab/><text:tab/><text:tab/><text:tab/><text:span text:style-name="MT6">2017-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4.2.8.2$Linux_X86_64 LibreOffice_project/420m0$Build-2</meta:generator>
    <dc:date>2017-11-20T20:50:20.568202334</dc:date>
    <meta:editing-duration>PT1H45M5S</meta:editing-duration>
    <meta:editing-cycles>78</meta:editing-cycles>
    <dc:creator>pierrick </dc:creator>
    <meta:document-statistic meta:table-count="0" meta:image-count="0" meta:object-count="0" meta:page-count="1" meta:paragraph-count="30" meta:word-count="331" meta:character-count="1784" meta:non-whitespace-character-count="1478"/>
  </office:meta>
</office:document-meta>
</file>